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92ad" officeooo:paragraph-rsid="000292a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292ad" officeooo:paragraph-rsid="000292ad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292ad" officeooo:paragraph-rsid="000292ad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58e3e" officeooo:paragraph-rsid="00058e3e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862d9" officeooo:paragraph-rsid="000862d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</text:p>
      <text:p text:style-name="P1">HW2-1</text:p>
      <text:p text:style-name="P1">Recognition of Spoken Chinese Digits with HTK</text:p>
      <text:list xml:id="list820172516" text:style-name="L1">
        <text:list-item>
          <text:p text:style-name="P2">Training Process:</text:p>
        </text:list-item>
      </text:list>
      <text:list xml:id="list213398493" text:style-name="L2">
        <text:list-item>
          <text:list>
            <text:list-item>
              <text:p text:style-name="P3">I use the default vector format, which is “MFCC_Z_E_D_A”, since this exact MFCC 39-d format is said to have good performance during lectures, and adding more information or like 3<text:span text:style-name="T1">rd</text:span> difference to make it 52-d MFCC or not using MFCC at all would need lots of modification.</text:p>
            </text:list-item>
            <text:list-item>
              <text:p text:style-name="P3">As indicated in HTK handbook ch.7, we could set the HMM to accept “streams”, such that</text:p>
              <text:p text:style-name="P3"><text:span text:style-name="T2"><draw:frame draw:style-name="fr1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4"><text:span text:style-name="T2">(check ch.7.1 eqn. (7.1) for more details)</text:span></text:p>
              <text:p text:style-name="P3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make <text:span text:style-name="T3">all the HMMs including 1~9, “sp”, and “sil” all accept 3 streams where each stream is 13-d width. Of course the C files generating HMM “sil” and HMM “sp” have to be modified to accommodate the extra information.</text:span></text:p>
            </text:list-item>
            <text:list-item>
              <text:p text:style-name="P5">I noticed the default config ties one state of HMM “sp” with one state of HMM “sil”; untying it yields better results; maybe it’s because that the short silence in between utterances is different from the silence of when we end a phrase: there may be tiny noise of human speech system <text:span text:style-name="T4">during the former short break, </text:span>since we need to change shape of mouth, position of tongue or teeth, etc, while during the latter we don’t need such move an<text:span text:style-name="T5">d </text:span>it’s <text:span text:style-name="T5">hence </text:span>possible that the sound of motion of our speech system is <text:span text:style-name="T5">consequentially </text:span>small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1:24:52.075748345</dc:date>
    <meta:editing-duration>PT17M46S</meta:editing-duration>
    <meta:editing-cycles>8</meta:editing-cycles>
    <meta:generator>LibreOffice/6.2.2.2$Linux_X86_64 LibreOffice_project/20$Build-2</meta:generator>
    <meta:document-statistic meta:table-count="0" meta:image-count="0" meta:object-count="1" meta:page-count="1" meta:paragraph-count="10" meta:word-count="248" meta:character-count="1368" meta:non-whitespace-character-count="1136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